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56c745" fo:background-color="#ffff00"/>
    </style:style>
    <style:style style:name="P10" style:family="paragraph" style:parent-style-name="Standard">
      <style:text-properties fo:language="ru" fo:country="RU" officeooo:rsid="0019daaa" officeooo:paragraph-rsid="0019daaa" fo:background-color="transparent"/>
    </style:style>
    <style:style style:name="P11" style:family="paragraph" style:parent-style-name="Standard">
      <style:text-properties fo:language="ru" fo:country="RU" officeooo:rsid="000b145e" officeooo:paragraph-rsid="000b145e" fo:background-color="transparent"/>
    </style:style>
    <style:style style:name="P12" style:family="paragraph" style:parent-style-name="Standard">
      <style:text-properties fo:language="ru" fo:country="RU" officeooo:rsid="0015b5b2" officeooo:paragraph-rsid="0015b5b2" fo:background-color="transparent"/>
    </style:style>
    <style:style style:name="P13" style:family="paragraph" style:parent-style-name="Standard">
      <style:text-properties fo:language="ru" fo:country="RU" officeooo:rsid="0017a8dd" officeooo:paragraph-rsid="0017a8dd" fo:background-color="transparent"/>
    </style:style>
    <style:style style:name="P14" style:family="paragraph" style:parent-style-name="Standard">
      <style:text-properties fo:language="ru" fo:country="RU" officeooo:rsid="00456ef5" officeooo:paragraph-rsid="00582053" fo:background-color="transparent"/>
    </style:style>
    <style:style style:name="P15" style:family="paragraph" style:parent-style-name="Standard">
      <style:text-properties fo:language="ru" fo:country="RU" officeooo:rsid="002e7d83" officeooo:paragraph-rsid="002e7d83"/>
    </style:style>
    <style:style style:name="P16" style:family="paragraph" style:parent-style-name="Standard">
      <style:text-properties fo:language="ru" fo:country="RU" officeooo:rsid="00308315" officeooo:paragraph-rsid="00308315"/>
    </style:style>
    <style:style style:name="P17" style:family="paragraph" style:parent-style-name="Standard">
      <style:text-properties fo:language="ru" fo:country="RU" officeooo:rsid="003225dc" officeooo:paragraph-rsid="003225dc"/>
    </style:style>
    <style:style style:name="P18" style:family="paragraph" style:parent-style-name="Standard">
      <style:text-properties fo:language="ru" fo:country="RU" officeooo:rsid="003759b1" officeooo:paragraph-rsid="003759b1"/>
    </style:style>
    <style:style style:name="P19" style:family="paragraph" style:parent-style-name="Standard">
      <style:text-properties fo:language="ru" fo:country="RU" officeooo:rsid="0041dcb7" officeooo:paragraph-rsid="0041dcb7"/>
    </style:style>
    <style:style style:name="P20" style:family="paragraph" style:parent-style-name="Standard">
      <style:text-properties fo:language="ru" fo:country="RU" officeooo:rsid="004715c1" officeooo:paragraph-rsid="004715c1"/>
    </style:style>
    <style:style style:name="P21" style:family="paragraph" style:parent-style-name="Standard">
      <style:text-properties fo:language="ru" fo:country="RU" officeooo:rsid="005a8e3a" officeooo:paragraph-rsid="005a8e3a"/>
    </style:style>
    <style:style style:name="P22" style:family="paragraph" style:parent-style-name="Standard">
      <style:text-properties fo:language="ru" fo:country="RU" officeooo:rsid="005b3352" officeooo:paragraph-rsid="005b3352"/>
    </style:style>
    <style:style style:name="P23" style:family="paragraph" style:parent-style-name="Standard">
      <style:text-properties fo:language="ru" fo:country="RU" officeooo:rsid="005d0114" officeooo:paragraph-rsid="005d0114"/>
    </style:style>
    <style:style style:name="P24" style:family="paragraph" style:parent-style-name="Standard">
      <style:text-properties officeooo:rsid="00290511" officeooo:paragraph-rsid="00290511"/>
    </style:style>
    <style:style style:name="P25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6" style:family="paragraph" style:parent-style-name="Standard">
      <style:text-properties officeooo:paragraph-rsid="0021aafb"/>
    </style:style>
    <style:style style:name="P27" style:family="paragraph" style:parent-style-name="Standard">
      <style:text-properties officeooo:paragraph-rsid="0019daaa"/>
    </style:style>
    <style:style style:name="P28" style:family="paragraph" style:parent-style-name="Standard">
      <style:text-properties officeooo:paragraph-rsid="00582053" fo:background-color="transparent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8f10a"/>
    </style:style>
    <style:style style:name="T9" style:family="text">
      <style:text-properties officeooo:rsid="0019daaa"/>
    </style:style>
    <style:style style:name="T10" style:family="text">
      <style:text-properties officeooo:rsid="001aaf5e"/>
    </style:style>
    <style:style style:name="T11" style:family="text">
      <style:text-properties officeooo:rsid="0021aafb"/>
    </style:style>
    <style:style style:name="T12" style:family="text">
      <style:text-properties officeooo:rsid="0024e44e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86be9"/>
    </style:style>
    <style:style style:name="T15" style:family="text">
      <style:text-properties fo:language="ru" fo:country="RU" officeooo:rsid="0019daaa" fo:background-color="#ffff00" loext:char-shading-value="0"/>
    </style:style>
    <style:style style:name="T16" style:family="text">
      <style:text-properties fo:language="ru" fo:country="RU" officeooo:rsid="0024e44e" fo:background-color="#ffff00" loext:char-shading-value="0"/>
    </style:style>
    <style:style style:name="T17" style:family="text">
      <style:text-properties fo:language="ru" fo:country="RU" officeooo:rsid="0021aafb" fo:background-color="transparent" loext:char-shading-value="0"/>
    </style:style>
    <style:style style:name="T18" style:family="text">
      <style:text-properties fo:language="ru" fo:country="RU" officeooo:rsid="0019daaa" fo:background-color="transparent" loext:char-shading-value="0"/>
    </style:style>
    <style:style style:name="T19" style:family="text">
      <style:text-properties fo:language="ru" fo:country="RU" officeooo:rsid="0040f617" fo:background-color="transparent" loext:char-shading-value="0"/>
    </style:style>
    <style:style style:name="T20" style:family="text">
      <style:text-properties fo:language="ru" fo:country="RU" officeooo:rsid="004484c7" fo:background-color="transparent" loext:char-shading-value="0"/>
    </style:style>
    <style:style style:name="T21" style:family="text">
      <style:text-properties fo:language="ru" fo:country="RU" officeooo:rsid="0052a66b" fo:background-color="transparent" loext:char-shading-value="0"/>
    </style:style>
    <style:style style:name="T22" style:family="text">
      <style:text-properties fo:language="ru" fo:country="RU" officeooo:rsid="00456ef5"/>
    </style:style>
    <style:style style:name="T23" style:family="text">
      <style:text-properties fo:language="ru" fo:country="RU" officeooo:rsid="0019daaa"/>
    </style:style>
    <style:style style:name="T24" style:family="text">
      <style:text-properties fo:language="ru" fo:country="RU" officeooo:rsid="0019daaa"/>
    </style:style>
    <style:style style:name="T25" style:family="text">
      <style:text-properties fo:language="ru" fo:country="RU" officeooo:rsid="0024e44e"/>
    </style:style>
    <style:style style:name="T26" style:family="text">
      <style:text-properties fo:language="ru" fo:country="RU" officeooo:rsid="0024e44e"/>
    </style:style>
    <style:style style:name="T27" style:family="text">
      <style:text-properties officeooo:rsid="002bc64b"/>
    </style:style>
    <style:style style:name="T28" style:family="text">
      <style:text-properties officeooo:rsid="002ee04c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7a8dd" fo:background-color="transparent" loext:char-shading-value="0"/>
    </style:style>
    <style:style style:name="T31" style:family="text">
      <style:text-properties officeooo:rsid="0019daaa" fo:background-color="transparent" loext:char-shading-value="0"/>
    </style:style>
    <style:style style:name="T32" style:family="text">
      <style:text-properties officeooo:rsid="0024e44e" fo:background-color="transparent" loext:char-shading-value="0"/>
    </style:style>
    <style:style style:name="T33" style:family="text">
      <style:text-properties officeooo:rsid="001cb999" fo:background-color="transparent" loext:char-shading-value="0"/>
    </style:style>
    <style:style style:name="T34" style:family="text">
      <style:text-properties officeooo:rsid="00114a38" fo:background-color="transparent" loext:char-shading-value="0"/>
    </style:style>
    <style:style style:name="T35" style:family="text">
      <style:text-properties officeooo:rsid="004f1a37" fo:background-color="transparent" loext:char-shading-value="0"/>
    </style:style>
    <style:style style:name="T36" style:family="text">
      <style:text-properties officeooo:rsid="0021aafb" fo:background-color="transparent" loext:char-shading-value="0"/>
    </style:style>
    <style:style style:name="T37" style:family="text">
      <style:text-properties style:use-window-font-color="true" loext:opacity="0%" fo:language="ru" fo:country="RU" officeooo:rsid="0021aafb" fo:background-color="transparent" loext:char-shading-value="0"/>
    </style:style>
    <style:style style:name="T38" style:family="text">
      <style:text-properties style:use-window-font-color="true" loext:opacity="0%" fo:language="ru" fo:country="RU" officeooo:rsid="002c7ffa" fo:background-color="transparent" loext:char-shading-value="0"/>
    </style:style>
    <style:style style:name="T39" style:family="text">
      <style:text-properties style:use-window-font-color="true" loext:opacity="0%" fo:language="ru" fo:country="RU" officeooo:rsid="003e1dbd" fo:background-color="transparent" loext:char-shading-value="0"/>
    </style:style>
    <style:style style:name="T40" style:family="text">
      <style:text-properties style:use-window-font-color="true" loext:opacity="0%" fo:language="ru" fo:country="RU" officeooo:rsid="00220936" fo:background-color="transparent" loext:char-shading-value="0"/>
    </style:style>
    <style:style style:name="T41" style:family="text">
      <style:text-properties officeooo:rsid="00582053"/>
    </style:style>
    <style:style style:name="T42" style:family="text">
      <style:text-properties officeooo:rsid="0059b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1">2. Редактирование личной информации, <text:span text:style-name="T3">в том числе образование и локацию</text:span>. <text:span text:style-name="T28">+ </text:span></text:p>
      <text:p text:style-name="P11">3. Поиск пользователей <text:span text:style-name="T3">по имени, дате рождения, по городу, по вузу, по дате регистрации с применением пагинации</text:span>.</text:p>
      <text:p text:style-name="P11">4. Обмен сообщениями между пользователями, <text:span text:style-name="T3">удаление сообщений как пользователем так и админом</text:span>. <text:span text:style-name="T9">Предп</text:span><text:span text:style-name="T12">о</text:span><text:span text:style-name="T9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25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11"><text:span text:style-name="T10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2"><text:span text:style-name="T8">6</text:span>. <text:span text:style-name="T5">Просмотреть публичные сообщения друзей(история).</text:span></text:p>
      <text:p text:style-name="P8"><text:span text:style-name="T31">7</text:span><text:span text:style-name="T29">. </text:span><text:span text:style-name="T30">Отправить заявку в друзья/под</text:span><text:span text:style-name="T32">т</text:span><text:span text:style-name="T30">вердить друга/удалить пользователя из друзей.</text:span></text:p>
      <text:p text:style-name="P26"><text:span text:style-name="T37">8. </text:span><text:span text:style-name="T38">Получить </text:span><text:span text:style-name="T39">друга</text:span><text:span text:style-name="T38"> у которого б</text:span><text:span text:style-name="T37">лижайший день рождени</text:span><text:span text:style-name="T40">я</text:span><text:span text:style-name="T37">.</text:span></text:p>
      <text:p text:style-name="P11"><text:span text:style-name="T11">9</text:span>. Просмотр информации о пользователе (профиля)</text:p>
      <text:p text:style-name="P27"><text:span text:style-name="T17">10</text:span><text:span text:style-name="T18">. Сортировать друзей по </text:span><text:span text:style-name="T19">возрасту</text:span><text:span text:style-name="T18">/</text:span><text:span text:style-name="T20">имени, </text:span><text:span text:style-name="T21">колличеству друзей</text:span><text:span text:style-name="T18">.</text:span></text:p>
      <text:p text:style-name="P7"><text:span text:style-name="T33">11</text:span><text:span text:style-name="T29">. </text:span><text:span text:style-name="T30">Создать/редактировать/удалить сообщество</text:span><text:span text:style-name="T29">.</text:span></text:p>
      <text:p text:style-name="P13"><text:span text:style-name="T11">12</text:span>. <text:span text:style-name="T8">Добавление/редактирование/ удаление записи в сообществ</text:span><text:span text:style-name="T12">е</text:span><text:span text:style-name="T8">.</text:span></text:p>
      <text:p text:style-name="P9"><text:span text:style-name="T29">1</text:span><text:span text:style-name="T36">3</text:span><text:span text:style-name="T29">. </text:span><text:span text:style-name="T34">Поиск сообщества по типу/</text:span><text:span text:style-name="T35">колличеству подписчиков</text:span><text:span text:style-name="T34">.</text:span></text:p>
      <text:p text:style-name="P14"><text:span text:style-name="T7">1</text:span><text:span text:style-name="T11">4</text:span><text:span text:style-name="T7">. </text:span><text:span text:style-name="T34">Получения истори</text:span><text:span text:style-name="T42">и</text:span><text:span text:style-name="T34"> постов, на котор</text:span><text:span text:style-name="T42">ые</text:span><text:span text:style-name="T34"> подписан.</text:span></text:p>
      <text:p text:style-name="P28"><text:span text:style-name="T22">15. </text:span><text:span text:style-name="T24">Добавление/редактирование/удаление комментари</text:span><text:span text:style-name="T26">ев</text:span><text:span text:style-name="T24"> к записи сообщества.</text:span></text:p>
      <text:p text:style-name="P10">1<text:span text:style-name="T41">6</text:span>. Получение статуса о сутках для отображения темы аккаунта. <text:span text:style-name="T27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24"><text:span text:style-name="T14">3. </text:span><text:span text:style-name="T13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5">6. Получение приватных сообщений только текущего пользователя.</text:p>
      <text:p text:style-name="P16">7. Получение диалога с другим пользователем.</text:p>
      <text:p text:style-name="P17">8. Получить непрочитанные сообщения.</text:p>
      <text:p text:style-name="P18">9. Все комментарии может получить только администратор</text:p>
      <text:p text:style-name="P19">10. Можно еще сортировать по имени и фамилии .</text:p>
      <text:p text:style-name="P20">11. Не забыть админом удалить все сообщения, а также получить все сообщения.</text:p>
      <text:p text:style-name="P22">12. Локацию, школы, университеты добавляет только админ</text:p>
      <text:p text:style-name="P20"/>
      <text:p text:style-name="P21">Доделать.</text:p>
      <text:p text:style-name="P21">В дао сделать проверку на листы удаленных сообщений, если один объект, тогда в сервисе</text:p>
      <text:p text:style-name="P22">Локацию, школы, университеты добавляет только админ</text:p>
      <text:p text:style-name="P23">посмотреть тудушки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14T14:18:52.325766905</dc:date>
    <meta:editing-duration>P1DT4H46M34S</meta:editing-duration>
    <meta:editing-cycles>30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6" meta:word-count="318" meta:character-count="2428" meta:non-whitespace-character-count="2145"/>
  </office:meta>
</office:document-meta>
</file>